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Define directory structure that reflect the mutliple platforms (rpi, pc, etc).</text:p>
            <text:p text:style-name="P1">Common libraries vs platform specific</text:p>
            <text:p text:style-name="P1">Use subdirectories for test cases</text:p>
            <text:p text:style-name="P1">Separate cmake files for each testcase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7.725cm" svg:x="1.4cm" svg:y="2.141cm" presentation:class="subtitle" presentation:user-transformed="true">
          <draw:text-box>
            <text:p text:style-name="P1">Seifenkiste</text:p>
            <text:list text:style-name="L1">
              <text:list-item>
                <text:p text:style-name="P1">Lib</text:p>
                <text:list>
                  <text:list-item>
                    <text:p text:style-name="P1">pc_lib</text:p>
                  </text:list-item>
                  <text:list-item>
                    <text:p text:style-name="P1">rpi_lib</text:p>
                  </text:list-item>
                  <text:list-item>
                    <text:p text:style-name="P1">Comonlibfiles …..</text:p>
                  </text:list-item>
                </text:list>
              </text:list-item>
              <text:list-item>
                <text:p text:style-name="P1">pc_cockpit</text:p>
                <text:list>
                  <text:list-item>
                    <text:p text:style-name="P1">Built (create to run cmake for the . Or subdirs)</text:p>
                  </text:list-item>
                  <text:list-item>
                    <text:p text:style-name="P1">dev_tests (subdirs contain tests with cmake)</text:p>
                    <text:list>
                      <text:list-item>
                        <text:p text:style-name="P1">Streamer</text:p>
                      </text:list-item>
                      <text:list-item>
                        <text:p text:style-name="P1">Queuetest etc</text:p>
                      </text:list-item>
                    </text:list>
                  </text:list-item>
                  <text:list-item>
                    <text:p text:style-name="P1">Cockpit.cpp and its cmake</text:p>
                  </text:list-item>
                </text:list>
              </text:list-item>
              <text:list-item>
                <text:p text:style-name="P1">rpi_cockpit</text:p>
              </text:list-item>
              <text:list-item>
                <text:p text:style-name="P1">Kickstarters</text:p>
              </text:list-item>
              <text:list-item>
                <text:p text:style-name="P1">doc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23:21:41.057605200</meta:creation-date>
    <dc:date>2018-10-21T23:48:03.584942976</dc:date>
    <meta:editing-duration>PT26M20S</meta:editing-duration>
    <meta:editing-cycles>5</meta:editing-cycles>
    <meta:generator>LibreOffice/5.1.6.2$Linux_X86_64 LibreOffice_project/10m0$Build-2</meta:generator>
    <meta:document-statistic meta:object-count="27"/>
  </office:meta>
</office:document-meta>
</file>